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gr5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Fine_20_Dashed_20__28_var_29_" svg:stroke-width="0.051cm" svg:stroke-color="#800000" draw:marker-start-width="0.276cm" draw:marker-end-width="0.276cm" draw:fill="solid" draw:fill-color="#00000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Fine_20_Dashed_20__28_var_29_" svg:stroke-color="#800000" draw:marker-start="" draw:marker-end="Arrowheads_20_2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Fine_20_Dashed_20__28_var_29_" svg:stroke-width="0.15cm" svg:stroke-color="#000000" draw:marker-start-width="0.424cm" draw:marker-end-width="0.424cm" draw:fill="solid" draw:fill-color="#000000" draw:textarea-vertical-align="middle" draw:auto-grow-height="false" fo:min-height="0.749cm" fo:min-width="0.499cm" fo:padding-top="0.199cm" fo:padding-bottom="0.199cm" fo:padding-left="0.324cm" fo:padding-right="0.324cm"/>
    </style:style>
    <style:style style:name="gr9" style:family="graphic" style:parent-style-name="objectwithoutfill">
      <style:graphic-properties draw:stroke="solid" draw:stroke-dash="Fine_20_Dashed_20__28_var_29_" svg:stroke-width="0.051cm" svg:stroke-color="#000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102cm" svg:stroke-color="#000000" draw:marker-start-width="0.352cm" draw:marker-end-width="0.352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02cm" svg:stroke-color="#000000" draw:marker-start-width="0.352cm" draw:marker-end-width="0.352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Fine_20_Dashed_20__28_var_29_" svg:stroke-width="0.1cm" svg:stroke-color="#c5000b" draw:marker-start="" draw:marker-start-width="0.35cm" draw:marker-end="Arrowheads_20_2" draw:marker-end-width="0.35cm" draw:fill="solid" draw:fill-color="#00990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356cm" svg:y1="3.151cm" svg:x2="16.356cm" svg:y2="17.51cm">
          <text:p/>
        </draw:line>
        <draw:line draw:style-name="gr1" draw:text-style-name="P1" draw:layer="layout" svg:x1="19.656cm" svg:y1="3.151cm" svg:x2="19.656cm" svg:y2="17.51cm">
          <text:p/>
        </draw:line>
        <draw:line draw:style-name="gr1" draw:text-style-name="P1" draw:layer="layout" svg:x1="22.756cm" svg:y1="3.151cm" svg:x2="22.756cm" svg:y2="17.51cm">
          <text:p/>
        </draw:line>
        <draw:line draw:style-name="gr1" draw:text-style-name="P1" draw:layer="layout" svg:x1="9.256cm" svg:y1="3.151cm" svg:x2="9.256cm" svg:y2="17.51cm">
          <text:p/>
        </draw:line>
        <draw:line draw:style-name="gr1" draw:text-style-name="P1" draw:layer="layout" svg:x1="5.656cm" svg:y1="2.651cm" svg:x2="5.656cm" svg:y2="9.255cm">
          <text:p/>
        </draw:line>
        <draw:line draw:style-name="gr1" draw:text-style-name="P1" draw:layer="layout" svg:x1="12.757cm" svg:y1="3.151cm" svg:x2="12.757cm" svg:y2="17.51cm">
          <text:p/>
        </draw:line>
        <draw:custom-shape draw:style-name="gr2" draw:text-style-name="P1" draw:layer="layout" svg:width="2.381cm" svg:height="1.395cm" svg:x="4.59cm" svg:y="10.556cm">
          <text:p text:style-name="P2">new 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656cm" svg:y1="11.806cm" svg:x2="5.656cm" svg:y2="16.621cm">
          <text:p/>
        </draw:line>
        <draw:line draw:style-name="gr1" draw:text-style-name="P1" draw:layer="layout" svg:x1="9.255cm" svg:y1="10.331cm" svg:x2="22.717cm" svg:y2="10.331cm">
          <text:p/>
        </draw:line>
        <draw:custom-shape draw:style-name="gr2" draw:text-style-name="P1" draw:layer="layout" svg:width="2.713cm" svg:height="1.397cm" svg:x="11.523cm" svg:y="1.954cm">
          <text:p text:style-name="P1">browser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2.794cm" svg:height="2.094cm" svg:x="4.133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4.133cm" svg:y="1.634cm">
            <draw:text-box>
              <text:p>test</text:p>
              <text:p>session</text:p>
            </draw:text-box>
          </draw:frame>
        </draw:g>
        <draw:g>
          <draw:custom-shape draw:style-name="gr3" draw:text-style-name="P1" draw:layer="layout" svg:width="2.794cm" svg:height="2.094cm" svg:x="18.034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18.034cm" svg:y="1.634cm">
            <draw:text-box>
              <text:p>app</text:p>
              <text:p>session</text:p>
            </draw:text-box>
          </draw:frame>
        </draw:g>
        <draw:g>
          <draw:custom-shape draw:style-name="gr3" draw:text-style-name="P1" draw:layer="layout" svg:width="2.794cm" svg:height="2.094cm" svg:x="4.134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4.134cm" svg:y="1.634cm">
            <draw:text-box>
              <text:p>test</text:p>
              <text:p>session</text:p>
            </draw:text-box>
          </draw:frame>
        </draw:g>
        <draw:g>
          <draw:custom-shape draw:style-name="gr3" draw:text-style-name="P1" draw:layer="layout" svg:width="2.794cm" svg:height="2.094cm" svg:x="21.135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3.029cm" svg:height="1.927cm" svg:x="21.135cm" svg:y="1.634cm">
            <draw:text-box>
              <text:p>app</text:p>
              <text:p>DB</text:p>
            </draw:text-box>
          </draw:frame>
        </draw:g>
        <draw:custom-shape draw:style-name="gr2" draw:text-style-name="P1" draw:layer="layout" svg:width="2.206cm" svg:height="2.206cm" svg:x="8.113cm" svg:y="1.192cm">
          <text:p text:style-name="P1">tes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draw:layer="layout" svg:width="2.206cm" svg:height="2.206cm" svg:x="15.213cm" svg:y="1.192cm">
          <text:p text:style-name="P1">app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1" draw:layer="layout" svg:x1="9.256cm" svg:y1="4.938cm" svg:x2="12.685cm" svg:y2="4.938cm">
          <text:p/>
        </draw:line>
        <draw:custom-shape draw:style-name="gr6" draw:text-style-name="P1" draw:layer="layout" svg:width="1.27cm" svg:height="0.649cm" svg:x="14.785cm" svg:y="6.88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3.429cm" svg:height="0.77cm" svg:x="9.256cm" svg:y="9.186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5" draw:text-style-name="P1" draw:layer="layout" svg:x1="12.857cm" svg:y1="5.438cm" svg:x2="16.286cm" svg:y2="5.438cm">
          <text:p/>
        </draw:line>
        <draw:custom-shape draw:style-name="gr8" draw:text-style-name="P1" draw:layer="layout" svg:width="1.27cm" svg:height="0.566cm" svg:x="9.432cm" svg:y="4.07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9" draw:text-style-name="P1" draw:layer="layout" svg:x1="12.784cm" svg:y1="9.038cm" svg:x2="16.388cm" svg:y2="9.038cm">
          <text:p/>
        </draw:line>
        <draw:custom-shape draw:style-name="gr10" draw:text-style-name="P1" draw:layer="layout" svg:width="3.674cm" svg:height="0.254cm" svg:x="5.581cm" svg:y="3.65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388cm" svg:height="0.254cm" svg:x="16.367cm" svg:y="5.855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6.477cm" svg:height="0.254cm" svg:x="16.239cm" svg:y="6.355cm">
          <text:p/>
          <draw:enhanced-geometry svg:viewBox="0 0 21600 21600" draw:text-areas="0 0 21600 21600" draw:mirror-vertical="true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674cm" svg:height="0.254cm" svg:x="5.581cm" svg:y="8.95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6.477cm" svg:height="0.254cm" svg:x="16.24cm" svg:y="8.155cm">
          <text:p/>
          <draw:enhanced-geometry svg:viewBox="0 0 21600 21600" draw:text-areas="0 0 21600 21600" draw:mirror-vertical="true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674cm" svg:height="0.254cm" svg:x="5.581cm" svg:y="4.755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388cm" svg:height="0.254cm" svg:x="16.367cm" svg:y="7.555cm">
          <text:p/>
          <draw:enhanced-geometry svg:viewBox="0 0 21600 21600" draw:text-areas="0 0 21600 21600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256cm" svg:y1="13.539cm" svg:x2="12.685cm" svg:y2="13.539cm">
          <text:p/>
        </draw:line>
        <draw:custom-shape draw:style-name="gr6" draw:text-style-name="P1" draw:layer="layout" svg:width="1.27cm" svg:height="0.649cm" svg:x="14.785cm" svg:y="15.4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2" draw:text-style-name="P1" draw:layer="layout" svg:width="3.429cm" svg:height="0.77cm" svg:x="9.256cm" svg:y="16.587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5" draw:text-style-name="P1" draw:layer="layout" svg:x1="12.857cm" svg:y1="14.039cm" svg:x2="16.286cm" svg:y2="14.039cm">
          <text:p/>
        </draw:line>
        <draw:custom-shape draw:style-name="gr8" draw:text-style-name="P1" draw:layer="layout" svg:width="1.27cm" svg:height="0.566cm" svg:x="9.432cm" svg:y="12.67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9" draw:text-style-name="P1" draw:layer="layout" svg:x1="12.784cm" svg:y1="16.439cm" svg:x2="16.388cm" svg:y2="16.439cm">
          <text:p/>
        </draw:line>
        <draw:custom-shape draw:style-name="gr10" draw:text-style-name="P1" draw:layer="layout" svg:width="3.674cm" svg:height="0.254cm" svg:x="5.581cm" svg:y="12.25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388cm" svg:height="0.254cm" svg:x="16.367cm" svg:y="14.456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6.477cm" svg:height="0.254cm" svg:x="16.239cm" svg:y="14.956cm">
          <text:p/>
          <draw:enhanced-geometry svg:viewBox="0 0 21600 21600" draw:text-areas="0 0 21600 21600" draw:mirror-vertical="true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674cm" svg:height="0.254cm" svg:x="5.581cm" svg:y="16.35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674cm" svg:height="0.254cm" svg:x="5.581cm" svg:y="13.356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Kehl</meta:initial-creator>
    <meta:creation-date>2013-07-11T13:26:11</meta:creation-date>
    <dc:date>2013-09-04T13:47:49.132687992</dc:date>
    <meta:editing-duration>PT7H39M23S</meta:editing-duration>
    <meta:editing-cycles>19</meta:editing-cycles>
    <meta:generator>LibreOffice/4.1.1.2$Linux_X86_64 LibreOffice_project/410$Build-2</meta:generator>
    <meta:document-statistic meta:object-count="48"/>
  </office:meta>
</office:document-meta>
</file>